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rsid="001c78bb" officeooo:paragraph-rsid="001c78bb"/>
    </style:style>
    <style:style style:name="P4" style:family="paragraph" style:parent-style-name="Heading_20_2">
      <style:paragraph-properties fo:margin-left="0cm" fo:margin-right="0cm" fo:margin-top="0.635cm" fo:margin-bottom="0.141cm" loext:contextual-spacing="false" fo:keep-together="auto" fo:orphans="0" fo:widows="0" fo:text-indent="0cm" style:auto-text-indent="false" fo:keep-with-next="auto"/>
    </style:style>
    <style:style style:name="P5" style:family="paragraph" style:parent-style-name="Heading_20_1">
      <style:paragraph-properties fo:margin-left="0cm" fo:margin-right="0cm" fo:margin-top="0.847cm" fo:margin-bottom="0.212cm" loext:contextual-spacing="false" fo:line-height="115%" fo:text-align="center" style:justify-single-word="false" fo:keep-together="auto" fo:orphans="0" fo:widows="0" fo:text-indent="0cm" style:auto-text-indent="false" fo:keep-with-next="auto"/>
      <style:text-properties fo:font-size="14pt" style:font-size-asian="14pt" style:font-size-complex="14pt"/>
    </style:style>
    <style:style style:name="P6" style:family="paragraph" style:parent-style-name="Heading_20_1">
      <style:paragraph-properties fo:margin-left="0cm" fo:margin-right="0cm" fo:margin-top="0.847cm" fo:margin-bottom="0.212cm" loext:contextual-spacing="false" fo:keep-together="auto" fo:orphans="0" fo:widows="0" fo:text-indent="0cm" style:auto-text-indent="false" fo:keep-with-next="auto"/>
    </style:style>
    <style:style style:name="P7" style:family="paragraph" style:parent-style-name="Heading_20_1">
      <style:paragraph-properties fo:margin-left="0cm" fo:margin-right="0cm" fo:margin-top="0.847cm" fo:margin-bottom="0.212cm" loext:contextual-spacing="false" fo:line-height="115%" fo:text-align="center" style:justify-single-word="false" fo:keep-together="auto" fo:orphans="0" fo:widows="0" fo:text-indent="0cm" style:auto-text-indent="false" fo:break-before="page" fo:keep-with-next="auto"/>
      <style:text-properties fo:font-size="14pt" style:font-size-asian="14pt" style:font-size-complex="14pt"/>
    </style:style>
    <style:style style:name="P8" style:family="paragraph" style:parent-style-name="Heading_20_3">
      <style:paragraph-properties fo:margin-left="0cm" fo:margin-right="0cm" fo:margin-top="0.494cm" fo:margin-bottom="0.141cm" loext:contextual-spacing="false" fo:keep-together="auto" fo:orphans="0" fo:widows="0" fo:text-indent="0cm" style:auto-text-indent="false" fo:keep-with-next="auto"/>
    </style:style>
    <style:style style:name="P9" style:family="paragraph" style:parent-style-name="Heading_20_3">
      <style:paragraph-properties fo:margin-left="0cm" fo:margin-right="0cm" fo:margin-top="0.494cm" fo:margin-bottom="0.141cm" loext:contextual-spacing="false" fo:orphans="0" fo:widows="0" fo:text-indent="0cm" style:auto-text-indent="false"/>
    </style:style>
    <style:style style:name="P10" style:family="paragraph" style:parent-style-name="Heading_20_3">
      <style:paragraph-properties fo:margin-left="0cm" fo:margin-right="0cm" fo:margin-top="0.494cm" fo:margin-bottom="0.141cm" loext:contextual-spacing="false" fo:orphans="0" fo:widows="0" fo:text-indent="0cm" style:auto-text-indent="false"/>
      <style:text-properties officeooo:paragraph-rsid="0015ef14"/>
    </style:style>
    <style:style style:name="P11" style:family="paragraph" style:parent-style-name="Heading_20_3">
      <style:paragraph-properties fo:margin-left="0cm" fo:margin-right="0cm" fo:margin-top="0.494cm" fo:margin-bottom="0.141cm" loext:contextual-spacing="false" fo:orphans="0" fo:widows="0" fo:text-indent="0cm" style:auto-text-indent="false"/>
      <style:text-properties officeooo:paragraph-rsid="0037d410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fo:keep-together="auto" fo:orphans="0" fo:widows="0" fo:keep-with-next="auto"/>
    </style:style>
    <style:style style:name="P13" style:family="paragraph" style:parent-style-name="Standard">
      <style:paragraph-properties fo:margin-top="0cm" fo:margin-bottom="0cm" loext:contextual-spacing="false" fo:keep-together="auto" fo:orphans="0" fo:widows="0" fo:keep-with-next="auto"/>
    </style:style>
    <style:style style:name="P14" style:family="paragraph" style:parent-style-name="Standard">
      <style:paragraph-properties fo:margin-top="0cm" fo:margin-bottom="0cm" loext:contextual-spacing="false" fo:keep-together="auto" fo:orphans="0" fo:widows="0" fo:break-before="page" fo:keep-with-next="auto"/>
    </style:style>
    <style:style style:name="P15" style:family="paragraph" style:parent-style-name="Standard">
      <style:paragraph-properties fo:margin-left="0.635cm" fo:margin-right="0cm" fo:margin-top="0cm" fo:margin-bottom="0cm" loext:contextual-spacing="false" fo:text-indent="0cm" style:auto-text-indent="false"/>
    </style:style>
    <style:style style:name="P16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paragraph-properties fo:margin-left="1.905cm" fo:margin-right="0cm" fo:margin-top="0cm" fo:margin-bottom="0cm" loext:contextual-spacing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keep-together="auto" fo:orphans="0" fo:widows="0" fo:text-indent="0.635cm" style:auto-text-indent="false" fo:keep-with-next="auto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.635cm" style:auto-text-indent="false" fo:keep-with-next="auto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.635cm" style:auto-text-indent="false" fo:keep-with-next="auto"/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.635cm" style:auto-text-indent="false" fo:keep-with-next="auto"/>
      <style:text-properties fo:font-weight="bold" officeooo:paragraph-rsid="0015ef14" style:font-weight-asian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.635cm" style:auto-text-indent="false" fo:keep-with-next="auto"/>
      <style:text-properties officeooo:rsid="001c78bb" officeooo:paragraph-rsid="001c78bb"/>
    </style:style>
    <style:style style:name="P23" style:family="paragraph" style:parent-style-name="Heading_20_2">
      <style:paragraph-properties fo:margin-left="0.494cm" fo:margin-right="0cm" fo:margin-top="0.635cm" fo:margin-bottom="0.141cm" loext:contextual-spacing="false" fo:text-align="justify" style:justify-single-word="false" fo:keep-together="auto" fo:orphans="0" fo:widows="0" fo:text-indent="0cm" style:auto-text-indent="false" fo:keep-with-next="auto"/>
    </style:style>
    <style:style style:name="P24" style:family="paragraph" style:parent-style-name="Heading_20_2">
      <style:paragraph-properties fo:margin-top="0.635cm" fo:margin-bottom="0.141cm" loext:contextual-spacing="false" fo:text-align="justify" style:justify-single-word="false" fo:keep-together="auto" fo:orphans="0" fo:widows="0" fo:keep-with-next="auto"/>
    </style:style>
    <style:style style:name="P25" style:family="paragraph" style:parent-style-name="Heading_20_2">
      <style:paragraph-properties fo:margin-top="0.635cm" fo:margin-bottom="0.141cm" loext:contextual-spacing="false" fo:keep-together="auto" fo:orphans="0" fo:widows="0" fo:keep-with-next="auto"/>
    </style:style>
    <style:style style:name="P26" style:family="paragraph" style:parent-style-name="Subtitle">
      <style:paragraph-properties fo:margin-top="0.635cm" fo:margin-bottom="0.141cm" loext:contextual-spacing="false" fo:text-align="center" style:justify-single-word="false" fo:keep-together="auto" fo:orphans="0" fo:widows="0" fo:keep-with-next="auto"/>
    </style:style>
    <style:style style:name="P27" style:family="paragraph" style:parent-style-name="Heading_20_1">
      <style:paragraph-properties fo:margin-top="0.847cm" fo:margin-bottom="0.212cm" loext:contextual-spacing="false" fo:text-align="justify" style:justify-single-word="false" fo:keep-together="auto" fo:orphans="0" fo:widows="0" fo:keep-with-next="auto"/>
    </style:style>
    <style:style style:name="P28" style:family="paragraph" style:parent-style-name="Heading_20_1">
      <style:paragraph-properties fo:margin-top="0.847cm" fo:margin-bottom="0.212cm" loext:contextual-spacing="false" fo:keep-together="auto" fo:orphans="0" fo:widows="0" fo:keep-with-next="auto"/>
    </style:style>
    <style:style style:name="P29" style:family="paragraph" style:parent-style-name="Title">
      <style:paragraph-properties fo:margin-top="0.847cm" fo:margin-bottom="0.212cm" loext:contextual-spacing="false" fo:text-align="center" style:justify-single-word="false" fo:keep-together="auto" fo:orphans="0" fo:widows="0" fo:keep-with-next="auto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rsid="001c78bb" officeooo:paragraph-rsid="003cee9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rsid="001c78bb" officeooo:paragraph-rsid="001c78bb"/>
    </style:style>
    <style:style style:name="P33" style:family="paragraph" style:parent-style-name="Standard" style:list-style-name="WWNum1">
      <style:paragraph-properties fo:margin-left="1.27cm" fo:margin-right="0cm" fo:margin-top="0cm" fo:margin-bottom="0cm" loext:contextual-spacing="true" fo:keep-together="auto" fo:orphans="0" fo:widows="0" fo:text-indent="-0.635cm" style:auto-text-indent="false" fo:keep-with-next="auto"/>
    </style:style>
    <style:style style:name="P34" style:family="paragraph" style:parent-style-name="Standard" style:list-style-name="WWNum3">
      <style:paragraph-properties fo:margin-left="1.27cm" fo:margin-right="0cm" fo:margin-top="0cm" fo:margin-bottom="0cm" loext:contextual-spacing="true" fo:keep-together="auto" fo:orphans="0" fo:widows="0" fo:text-indent="-0.635cm" style:auto-text-indent="false" fo:keep-with-next="auto"/>
    </style:style>
    <style:style style:name="P35" style:family="paragraph" style:parent-style-name="Standard" style:list-style-name="WWNum2">
      <style:paragraph-properties fo:margin-left="1.27cm" fo:margin-right="0cm" fo:margin-top="0cm" fo:margin-bottom="0cm" loext:contextual-spacing="true" fo:keep-together="auto" fo:orphans="0" fo:widows="0" fo:text-indent="-0.635cm" style:auto-text-indent="false" fo:keep-with-next="auto"/>
      <style:text-properties fo:font-style="italic" fo:font-weight="bold" style:font-style-asian="italic" style:font-weight-asian="bold"/>
    </style:style>
    <style:style style:name="P36" style:family="paragraph" style:parent-style-name="Standard">
      <style:paragraph-properties fo:margin-top="0cm" fo:margin-bottom="0cm" loext:contextual-spacing="false" fo:orphans="0" fo:widows="0"/>
      <style:text-properties officeooo:rsid="0014d963" officeooo:paragraph-rsid="0014d963"/>
    </style:style>
    <style:style style:name="P37" style:family="paragraph" style:parent-style-name="Standard">
      <style:paragraph-properties fo:margin-top="0cm" fo:margin-bottom="0cm" loext:contextual-spacing="false" fo:keep-together="auto" fo:orphans="0" fo:widows="0" fo:keep-with-next="auto"/>
      <style:text-properties officeooo:rsid="0014d963" officeooo:paragraph-rsid="0014d963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.635cm" style:auto-text-indent="false"/>
      <style:text-properties officeooo:rsid="003fffdb" officeooo:paragraph-rsid="003fffdb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.635cm" style:auto-text-indent="false"/>
      <style:text-properties officeooo:paragraph-rsid="003e3d5b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.635cm" style:auto-text-indent="false" fo:keep-with-next="auto"/>
      <style:text-properties officeooo:rsid="002f85f4" officeooo:paragraph-rsid="002f85f4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.635cm" style:auto-text-indent="false" fo:keep-with-next="auto"/>
      <style:text-properties officeooo:paragraph-rsid="0040c33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.635cm" style:auto-text-indent="false" fo:keep-with-next="auto"/>
      <style:text-properties officeooo:rsid="003e3d5b" officeooo:paragraph-rsid="003e3d5b"/>
    </style:style>
    <style:style style:name="P43" style:family="paragraph" style:parent-style-name="Heading_20_3">
      <style:paragraph-properties fo:margin-left="0cm" fo:margin-right="0cm" fo:margin-top="0.494cm" fo:margin-bottom="0.141cm" loext:contextual-spacing="false" fo:orphans="0" fo:widows="0" fo:text-indent="0cm" style:auto-text-indent="false"/>
      <style:text-properties officeooo:paragraph-rsid="0040c33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officeooo:rsid="0014d963"/>
    </style:style>
    <style:style style:name="T5" style:family="text">
      <style:text-properties officeooo:rsid="001d4eef"/>
    </style:style>
    <style:style style:name="T6" style:family="text">
      <style:text-properties officeooo:rsid="00255c51"/>
    </style:style>
    <style:style style:name="T7" style:family="text">
      <style:text-properties officeooo:rsid="003143d3"/>
    </style:style>
    <style:style style:name="T8" style:family="text">
      <style:text-properties officeooo:rsid="003cee9e"/>
    </style:style>
    <style:style style:name="T9" style:family="text">
      <style:text-properties officeooo:rsid="003d8ff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officeooo:rsid="003e3d5b"/>
    </style:style>
    <style:style style:name="T13" style:family="text">
      <style:text-properties officeooo:rsid="0040c33e"/>
    </style:style>
    <style:style style:name="T14" style:family="text">
      <style:text-properties fo:font-size="12pt" fo:font-weight="normal" officeooo:rsid="0040c33e" style:font-size-asian="10.5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6"><text:bookmark text:name="_kqkvtwhtqun1"/>Algoritmos y programación 3</text:p>
      <text:p text:style-name="P29"><text:bookmark text:name="_7ucjicmu6q0j"/>Trabajo práctico 1: </text:p>
      <text:p text:style-name="P29"><text:bookmark text:name="_x2palkokjebv"/>AlgoChat</text:p>
      <text:p text:style-name="P26"><text:bookmark text:name="_kbwlalvqi775"/>2017-1c</text:p>
      <text:p text:style-name="P26"><text:bookmark text:name="_kbwlalvqi7751"/>(trabajo individual<text:span text:style-name="T8">)</text:span></text:p>
      <text:p text:style-name="P12"/>
      <text:p text:style-name="P13">Nombre:<text:span text:style-name="T4">Lucas<text:tab/> Daniel Amarilla<text:tab/></text:span></text:p>
      <text:p text:style-name="P13"/>
      <text:p text:style-name="P13">Padrón: <text:span text:style-name="T4">92586</text:span></text:p>
      <text:p text:style-name="P13"/>
      <text:p text:style-name="P13">Email:<text:span text:style-name="T4">a.lucasd@gmail.com</text:span></text:p>
      <text:p text:style-name="P13"/>
      <text:p text:style-name="P13">Calificación:</text:p>
      <text:p text:style-name="P13"/>
      <text:p text:style-name="P13">Corrector:</text:p>
      <text:p text:style-name="P5"/>
      <text:p text:style-name="Standard"/>
      <text:p text:style-name="P7"/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7eb8uz5tbqyh" text:style-name="Index_20_Link" text:visited-style-name="Index_20_Link"><text:span text:style-name="T1">Introducción</text:span></text:a></text:p>
          <text:p text:style-name="P16"><text:a xlink:type="simple" xlink:href="#_g9msn02n0zc7" text:style-name="Index_20_Link" text:visited-style-name="Index_20_Link"><text:span text:style-name="T1">Objetivo del trabajo</text:span></text:a></text:p>
          <text:p text:style-name="P16"><text:a xlink:type="simple" xlink:href="#_rfc6cab0r7uo" text:style-name="Index_20_Link" text:visited-style-name="Index_20_Link"><text:span text:style-name="T1">Consigna</text:span></text:a></text:p>
          <text:p text:style-name="P16"><text:a xlink:type="simple" xlink:href="#_bafec6oebuor" text:style-name="Index_20_Link" text:visited-style-name="Index_20_Link"><text:span text:style-name="T1">Alcance</text:span></text:a></text:p>
          <text:p text:style-name="P15"><text:a xlink:type="simple" xlink:href="#_hq4adfjsfhzl" text:style-name="Index_20_Link" text:visited-style-name="Index_20_Link"><text:span text:style-name="T1">Informe</text:span></text:a></text:p>
          <text:p text:style-name="P16"><text:a xlink:type="simple" xlink:href="#_vj0lxwyygumd" text:style-name="Index_20_Link" text:visited-style-name="Index_20_Link"><text:span text:style-name="T1">Supuestos</text:span></text:a></text:p>
          <text:p text:style-name="P16"><text:a xlink:type="simple" xlink:href="#_ecynjblhgm6q" text:style-name="Index_20_Link" text:visited-style-name="Index_20_Link"><text:span text:style-name="T1">Modelo de dominio</text:span></text:a></text:p>
          <text:p text:style-name="P17"><text:a xlink:type="simple" xlink:href="#_nspcwtfygv3o" text:style-name="Index_20_Link" text:visited-style-name="Index_20_Link"><text:span text:style-name="T1">Diagramas de clases</text:span></text:a></text:p>
          <text:p text:style-name="P17"><text:a xlink:type="simple" xlink:href="#_5ibuq4tbbj5j" text:style-name="Index_20_Link" text:visited-style-name="Index_20_Link"><text:span text:style-name="T1">Detalles de implementación</text:span></text:a></text:p>
          <text:p text:style-name="P17"><text:a xlink:type="simple" xlink:href="#_s6mybycr0i3i" text:style-name="Index_20_Link" text:visited-style-name="Index_20_Link"><text:span text:style-name="T1">Excepciones</text:span></text:a></text:p>
          <text:p text:style-name="P17"><text:a xlink:type="simple" xlink:href="#_7inwqh1ish2h" text:style-name="Index_20_Link" text:visited-style-name="Index_20_Link"><text:span text:style-name="T1">Diagramas de secuencia</text:span></text:a></text:p>
          <text:p text:style-name="P15"><text:a xlink:type="simple" xlink:href="#_x1ohive8uq5g" text:style-name="Index_20_Link" text:visited-style-name="Index_20_Link"><text:span text:style-name="T1">Forma de Entrega</text:span></text:a></text:p>
          <text:p text:style-name="P15"><text:a xlink:type="simple" xlink:href="#_geazv7165lh0" text:style-name="Index_20_Link" text:visited-style-name="Index_20_Link"><text:span text:style-name="T1">Checklist de corrección</text:span></text:a></text:p>
          <text:p text:style-name="P16"><text:a xlink:type="simple" xlink:href="#_iz6ldlyb0o84" text:style-name="Index_20_Link" text:visited-style-name="Index_20_Link"><text:span text:style-name="T1">Carpeta</text:span></text:a></text:p>
          <text:p text:style-name="P17"><text:a xlink:type="simple" xlink:href="#_1ggp9xky10g5" text:style-name="Index_20_Link" text:visited-style-name="Index_20_Link"><text:span text:style-name="T1">Generalidades</text:span></text:a></text:p>
          <text:p text:style-name="P17"><text:a xlink:type="simple" xlink:href="#_8blb0cmjhbd1" text:style-name="Index_20_Link" text:visited-style-name="Index_20_Link"><text:span text:style-name="T1">Modelo</text:span></text:a></text:p>
          <text:p text:style-name="P17"><text:a xlink:type="simple" xlink:href="#_amyb77fpuckk" text:style-name="Index_20_Link" text:visited-style-name="Index_20_Link"><text:span text:style-name="T1">Diagramas</text:span></text:a></text:p>
          <text:p text:style-name="P16"><text:a xlink:type="simple" xlink:href="#_xtmgw4oov6i" text:style-name="Index_20_Link" text:visited-style-name="Index_20_Link"><text:span text:style-name="T1">Código</text:span></text:a></text:p>
          <text:p text:style-name="P17"><text:a xlink:type="simple" xlink:href="#_xuljpjhwfamz" text:style-name="Index_20_Link" text:visited-style-name="Index_20_Link"><text:span text:style-name="T1">Generalidades</text:span></text:a></text:p>
        </text:index-body>
      </text:table-of-content>
      <text:p text:style-name="P13"/>
      <text:p text:style-name="P13"/>
      <text:p text:style-name="P27"><text:bookmark text:name="_7eb8uz5tbqyh"/>Introducción</text:p>
      <text:p text:style-name="P23"><text:bookmark text:name="_g9msn02n0zc7"/>Objetivo del trabajo</text:p>
      <text:p text:style-name="P1">Aplicar los conceptos enseñados en la materia a la resolución de un problema, trabajando individualmente utilizando Smalltalk.</text:p>
      <text:p text:style-name="P24"><text:bookmark text:name="_rfc6cab0r7uo"/>Consigna</text:p>
      <text:p text:style-name="P13">Desarrollar un posible modelo de clases utilizando TDD, del sistema de mensajería. Las especificaciones son un archivo de pruebas SUnit (.st) junto a este enunciado en el Campus y están dadas en forma de pruebas de integración. <text:s/>Se espera que el alumno genere una solución que permita ejecutar exitosamente las pruebas especificadas y que adicionalmente cuente con pruebas unitarias y de integración que cubran la totalidad del modelo.</text:p>
      <text:p text:style-name="P13"/>
      <text:p text:style-name="P25"><text:bookmark text:name="_bafec6oebuor"/><text:soft-page-break/>Alcance</text:p>
      <text:p text:style-name="P13">Se deberá desarrollar el modelo completo de la aplicación, sin incluir la interfaz gráfica.</text:p>
      <text:p text:style-name="P18"/>
      <text:p text:style-name="P13">Deberá entregarse:</text:p>
      <text:list xml:id="list8595893361384590736" text:style-name="WWNum1">
        <text:list-item>
          <text:p text:style-name="P33">todas las clases con sus métodos , organizados en una o más categorías según criterio del alumno.</text:p>
        </text:list-item>
        <text:list-item>
          <text:p text:style-name="P33">conjunto de pruebas unitarias que muestren el uso de las clases desarrolladas y su correcto funcionamiento.</text:p>
        </text:list-item>
        <text:list-item>
          <text:p text:style-name="P33">documentación completa del diseño de clases incluyendo diagramas UML de clases y secuencia.</text:p>
        </text:list-item>
      </text:list>
      <text:p text:style-name="P13"/>
      <text:p text:style-name="P13">Se deberá desarrollar el modelo completo de la aplicación, sin incluir la interfaz gráfica.</text:p>
      <text:p text:style-name="P13">Para esto se especificará una API la cual estará descrita por un conjunto de pruebas de integración. <text:s/>Este conjunto de pruebas está descrito por la clase <text:span text:style-name="T2">dada como enunciado</text:span>.</text:p>
      <text:p text:style-name="P13"/>
      <text:p text:style-name="P13">Para el manejo de errores y situaciones de excepción, se deberán desarrollar y utilizar las excepciones que se crean convenientes, más allá que en la prueba de integración provistas no se manejan excepciones.</text:p>
      <text:p text:style-name="P13"/>
      <text:p text:style-name="P28"><text:bookmark text:name="_hq4adfjsfhzl"/>Informe</text:p>
      <text:p text:style-name="P24"><text:bookmark text:name="_vj0lxwyygumd"/>Supuestos</text:p>
      <text:p text:style-name="P37"/>
      <text:p text:style-name="P36">Se asume que <text:span text:style-name="T8">no se pueden agregar más de un Contacto o más de un Grupo con el mismo nombre.</text:span></text:p>
      <text:p text:style-name="P24"><text:bookmark text:name="_ecynjblhgm6q"/>Modelo de dominio</text:p>
      <text:p text:style-name="P19"/>
      <text:p text:style-name="P22">En este trabajo se ha considerado que algoChat <text:span text:style-name="T6">d</text:span>el tipo AlgoChat se comunique <text:span text:style-name="T8">con agenda</text:span> del tip<text:span text:style-name="T8">o</text:span> Agenda <text:span text:style-name="T8">y con mensajero del tipo Mensajero</text:span>. </text:p>
      <text:p text:style-name="P31"/>
      <text:p text:style-name="P31"><text:tab/><text:span text:style-name="T8">A</text:span>gendas se encarga de <text:span text:style-name="T5">agregar contactos y grupos, los primeros del tipo Contacto y los segundos del tipo Grupo, ambos hijos de Agendable, agregar contactos a un grupo, obtener un contacto y obtener un grupo entre otras tareas.</text:span></text:p>
      <text:p text:style-name="P31"><text:span text:style-name="T8">Mensajero incorpora la agenda a través de su constructor, se encarga de enviar y recibir mensajes a los agendables, borrar mensajes, brindar información, por ejemplo, cantidad de mensajes recibidos y enviados.</text:span></text:p>
      <text:p text:style-name="P3"><text:tab/><text:span text:style-name="T5">Los contactos y grupos reciben y envian mensaje, borran sus mensajes, hacen cálculos con sus mensajes. En particular, un contacto puede enviar mensajes a los grupos y los grupos </text:span><text:soft-page-break/><text:span text:style-name="T5">pueden agregar integrantes. El agendable tiene un chat de tipo Chat que guarda y manipula sus mensajes con el Cliente, se puede saber si está activo y también obtener la conversación</text:span><text:span text:style-name="T5">.</text:span></text:p>
      <text:p text:style-name="P3"/>
      <text:p text:style-name="P9"><text:bookmark text:name="_nspcwtfygv3o"/>Diagramas de clase<text:span text:style-name="T9">s</text:span></text:p>
      <text:p text:style-name="P43"><text:span text:style-name="T14">Adjuntos al Informe</text:span></text:p>
      <text:p text:style-name="P10">Detalles de implementación</text:p>
      <text:p text:style-name="P21"/>
      <text:p text:style-name="P40">La clase Chat resulta muy interesante. Tanto los contactos como los grupos tienen una instancia de ella. Entre sus tareas mencionamos algunas: agregar los mensajes enviados y recibidos entre el cliente y el contactable, eliminar los mensajes, devolver la conve<text:span text:style-name="T7">r</text:span>sacion, decir si está activa o no. Evita darle tareas al contactante que no le corresponden o que le sumarían más tareas. <text:span text:style-name="T9">Es el nexo entre el agendable y el usuario.</text:span></text:p>
      <text:p text:style-name="P38">La clase Mensajero se encarga de manejar los mensajes, busca en la agenda a los contactos y grupos y se encarga de recibir, enviar y eliminar mensajes, también brinda información sobre estos. </text:p>
      <text:p text:style-name="P9"><text:bookmark text:name="_s6mybycr0i3i"/>Excepciones</text:p>
      <text:p text:style-name="P42">GrupoInexistente y Contacto Inexistente son dos excepciones que extienden de Exception.</text:p>
      <text:p text:style-name="P39"><text:span text:style-name="T12">Son lanzadas cuando se trata de obtener un Contacto o Grupo inexistente mediante el nombre desde la clase Agenda. Cuando se atrapan se crea el contacto o <text:s/>el grupo con el nombre por el que fue buscado. </text:span></text:p>
      <text:p text:style-name="P11">Diagramas de secuencia</text:p>
      <text:p text:style-name="P41"><text:span text:style-name="T13">Adjuntos al Informe.</text:span></text:p>
      <text:p text:style-name="Standard"/>
      <text:p text:style-name="P14"/>
      <text:p text:style-name="P13"/>
      <text:p text:style-name="P6"><text:bookmark text:name="_geazv7165lh0"/>Checklist de corrección</text:p>
      <text:p text:style-name="P20"/>
      <text:p text:style-name="P2">Esta sección es para uso exclusivo de la cátedra, por favor no modificar.</text:p>
      <text:p text:style-name="P4"><text:bookmark text:name="_iz6ldlyb0o84"/>Carpeta</text:p>
      <text:p text:style-name="P8"><text:bookmark text:name="_1ggp9xky10g5"/>Generalidades</text:p>
      <text:p text:style-name="P2">¿Son correctos los supuestos y extensiones?</text:p>
      <text:p text:style-name="P2">¿Es prolija la presentación? (hojas del mismo tamaño, numeradas y con tipografía uniforme)</text:p>
      <text:p text:style-name="P19"/>
      <text:p text:style-name="P8"><text:bookmark text:name="_8blb0cmjhbd1"/>Modelo</text:p>
      <text:p text:style-name="P2">¿Está completo? ¿Contempla la totalidad del problema?</text:p>
      <text:p text:style-name="P2">¿Respeta encapsulamiento?</text:p>
      <text:p text:style-name="P2">¿Hace un buen uso de excepciones?</text:p>
      <text:p text:style-name="P2">¿Utiliza polimorfismo en las situaciones esperadas?</text:p>
      <text:p text:style-name="P2"/>
      <text:p text:style-name="P8"><text:bookmark text:name="_amyb77fpuckk"/>Diagramas</text:p>
      <text:p text:style-name="P2">¿Está completo el diagrama de clases?</text:p>
      <text:p text:style-name="P2">¿Está bien utilizada la notación en el diagrama de clases?</text:p>
      <text:p text:style-name="P19"/>
      <text:p text:style-name="P2">¿Está completo el diagrama de secuencia?</text:p>
      <text:p text:style-name="P2">¿Es consistente con el diagrama de secuencia con el diagrama de clases?</text:p>
      <text:p text:style-name="P2">¿Está bien utilizada la notación del diagrama de secuencia?</text:p>
      <text:p text:style-name="P2"/>
      <text:p text:style-name="P4"><text:bookmark text:name="_xtmgw4oov6i"/>Código</text:p>
      <text:p text:style-name="P8"><text:bookmark text:name="_xuljpjhwfamz"/>Generalidades</text:p>
      <text:p text:style-name="P2">¿Respeta estándares de codificación?</text:p>
      <text:p text:style-name="P2">¿Está correctamente documentad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" style:font-family-asian="Verdana" style:font-family-generic-asian="system" style:font-pitch-asian="variable" style:font-size-asian="12pt" style:font-style-asian="normal" style:font-weight-asian="normal" style:font-name-complex="Verdana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Verdana" style:font-family-generic="swiss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Verdana" style:font-family-generic="swis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Verdana" style:font-family-generic="swis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Verdana" style:font-family-generic="swiss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Verdana" style:font-family-generic="swis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Verdana" style:font-family-generic="swis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Verdana" style:font-family-generic="swiss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Verdana" style:font-family-generic="swis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Verdana" style:font-family-generic="swiss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Verdana" style:font-family-generic="swis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Verdana" style:font-family-generic="swis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Verdana" style:font-family-generic="swiss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Verdana" style:font-family-generic="swis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Verdana" style:font-family-generic="swis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Verdana" style:font-family-generic="swiss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Verdana" style:font-family-generic="swis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26T21:45:15.137002022</dc:date>
    <meta:editing-duration>PT4H9M</meta:editing-duration>
    <meta:editing-cycles>21</meta:editing-cycles>
    <meta:document-statistic meta:table-count="0" meta:image-count="0" meta:object-count="0" meta:page-count="5" meta:paragraph-count="82" meta:word-count="740" meta:character-count="4776" meta:non-whitespace-character-count="4110"/>
  </office:meta>
</office:document-meta>
</file>